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4.3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<text:s text:c="14"/><text:span text:style-name="T1"><text:s/></text:span><text:span text:style-name="T1">ni</text:span></text:p>
          </table:table-cell>
          <table:table-cell office:value-type="string">
            <text:p><text:s text:c="16"/><text:span text:style-name="T1">Ni</text:span></text:p>
          </table:table-cell>
          <table:table-cell table:number-columns-repeated="8"/>
        </table:table-row>
        <table:table-row table:style-name="ro2">
          <table:table-cell office:value-type="string">
            <text:p>Palma de Mallorca</text:p>
          </table:table-cell>
          <table:table-cell table:number-columns-repeated="2" office:value-type="float" office:value="14541">
            <text:p>14541</text:p>
          </table:table-cell>
          <table:table-cell table:number-columns-repeated="8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formula="of:=[.B2]+[.B3]" office:value-type="float" office:value="16915">
            <text:p>16915</text:p>
          </table:table-cell>
          <table:table-cell table:number-columns-repeated="8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formula="of:=[.C3]+[.B4]" office:value-type="float" office:value="18995">
            <text:p>18995</text:p>
          </table:table-cell>
          <table:table-cell table:number-columns-repeated="8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formula="of:=[.C4]+[.B5]" office:value-type="float" office:value="20359">
            <text:p>20359</text:p>
          </table:table-cell>
          <table:table-cell/>
          <table:table-cell office:value-type="string">
            <text:p><text:span text:style-name="T1">Moda</text:span>= </text:p>
          </table:table-cell>
          <table:table-cell office:value-type="string">
            <text:p>Palma de Mallorca (14541) </text:p>
          </table:table-cell>
          <table:table-cell table:number-columns-repeated="5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formula="of:=[.C5]+[.B6]" office:value-type="float" office:value="21674">
            <text:p>21674</text:p>
          </table:table-cell>
          <table:table-cell/>
          <table:table-cell office:value-type="string">
            <text:p>(Valor con mayor frecuencia)</text:p>
          </table:table-cell>
          <table:table-cell table:number-columns-repeated="6"/>
        </table:table-row>
        <table:table-row table:style-name="ro1">
          <table:table-cell office:value-type="string">
            <text:p>Santa Eularia del Riu</text:p>
          </table:table-cell>
          <table:table-cell office:value-type="float" office:value="1187">
            <text:p>1187</text:p>
          </table:table-cell>
          <table:table-cell table:formula="of:=[.C6]+[.B7]" office:value-type="float" office:value="22861">
            <text:p>22861</text:p>
          </table:table-cell>
          <table:table-cell table:number-columns-repeated="8"/>
        </table:table-row>
        <table:table-row table:style-name="ro1">
          <table:table-cell office:value-type="string">
            <text:p>Ciutadella de Menorca</text:p>
          </table:table-cell>
          <table:table-cell office:value-type="float" office:value="1065">
            <text:p>1065</text:p>
          </table:table-cell>
          <table:table-cell table:formula="of:=[.C7]+[.B8]" office:value-type="float" office:value="23926">
            <text:p>23926</text:p>
          </table:table-cell>
          <table:table-cell/>
          <table:table-cell office:value-type="string">
            <text:p><text:span text:style-name="T1">Media</text:span>=</text:p>
          </table:table-cell>
          <table:table-cell office:value-type="string">
            <text:p>37931/67= 566,134</text:p>
          </table:table-cell>
          <table:table-cell table:number-columns-repeated="5"/>
        </table:table-row>
        <table:table-row table:style-name="ro1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table:formula="of:=[.C8]+[.B9]" office:value-type="float" office:value="24824">
            <text:p>24824</text:p>
          </table:table-cell>
          <table:table-cell table:number-columns-repeated="8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formula="of:=[.C9]+[.B10]" office:value-type="float" office:value="25687">
            <text:p>25687</text:p>
          </table:table-cell>
          <table:table-cell/>
          <table:table-cell office:value-type="string">
            <text:p><text:span text:style-name="T1">Mediana</text:span>=</text:p>
          </table:table-cell>
          <table:table-cell office:value-type="string">
            <text:p>164 (Ferreries)</text:p>
          </table:table-cell>
          <table:table-cell table:number-columns-repeated="5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formula="of:=[.C10]+[.B11]" office:value-type="float" office:value="26472">
            <text:p>26472</text:p>
          </table:table-cell>
          <table:table-cell/>
          <table:table-cell office:value-type="string">
            <text:p>(Con los datos ordenados de mayor a menor, la mediana es el valor que ocupa el lugar central)</text:p>
          </table:table-cell>
          <table:table-cell table:number-columns-repeated="6"/>
        </table:table-row>
        <table:table-row table:style-name="ro1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formula="of:=[.C11]+[.B12]" office:value-type="float" office:value="27182">
            <text:p>2718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formula="of:=[.C12]+[.B13]" office:value-type="float" office:value="27855">
            <text:p>27855</text:p>
          </table:table-cell>
          <table:table-cell/>
          <table:table-cell office:value-type="string">
            <text:p><text:span text:style-name="T1">Primer Quartil</text:span>=</text:p>
          </table:table-cell>
          <table:table-cell office:value-type="string">
            <text:p>25x37931/100 = 9482,75</text:p>
          </table:table-cell>
          <table:table-cell table:number-columns-repeated="5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formula="of:=[.C13]+[.B14]" office:value-type="float" office:value="28513">
            <text:p>28513</text:p>
          </table:table-cell>
          <table:table-cell table:number-columns-repeated="2"/>
          <table:table-cell office:value-type="string">
            <text:p>N1 = 14541 &gt; 9482,75 Por lo tanto el percentil 25 es Palma de Mallorca</text:p>
          </table:table-cell>
          <table:table-cell table:number-columns-repeated="5"/>
        </table:table-row>
        <table:table-row table:style-name="ro1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table:formula="of:=[.C14]+[.B15]" office:value-type="float" office:value="29158">
            <text:p>29158</text:p>
          </table:table-cell>
          <table:table-cell table:number-columns-repeated="8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formula="of:=[.C15]+[.B16]" office:value-type="float" office:value="29773">
            <text:p>29773</text:p>
          </table:table-cell>
          <table:table-cell/>
          <table:table-cell table:style-name="ce3" office:value-type="string">
            <text:p>Tercer Quartil=</text:p>
          </table:table-cell>
          <table:table-cell office:value-type="string">
            <text:p>75x37931/100 = 28448,25</text:p>
          </table:table-cell>
          <table:table-cell table:number-columns-repeated="5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formula="of:=[.C16]+[.B17]" office:value-type="float" office:value="30296">
            <text:p>30296</text:p>
          </table:table-cell>
          <table:table-cell table:number-columns-repeated="2"/>
          <table:table-cell office:value-type="string">
            <text:p>N13 = 28513 &gt; 28448,25 Por lo tanto el percentil 75 es Pollença.</text:p>
          </table:table-cell>
          <table:table-cell table:number-columns-repeated="5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formula="of:=[.C17]+[.B18]" office:value-type="float" office:value="30747">
            <text:p>30747</text:p>
          </table:table-cell>
          <table:table-cell table:number-columns-repeated="8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formula="of:=[.C18]+[.B19]" office:value-type="float" office:value="31196">
            <text:p>31196</text:p>
          </table:table-cell>
          <table:table-cell table:number-columns-repeated="8"/>
        </table:table-row>
        <table:table-row table:style-name="ro1">
          <table:table-cell office:value-type="string">
            <text:p>Soller</text:p>
          </table:table-cell>
          <table:table-cell office:value-type="float" office:value="447">
            <text:p>447</text:p>
          </table:table-cell>
          <table:table-cell table:formula="of:=[.C19]+[.B20]" office:value-type="float" office:value="31643">
            <text:p>31643</text:p>
          </table:table-cell>
          <table:table-cell table:number-columns-repeated="8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formula="of:=[.C20]+[.B21]" office:value-type="float" office:value="32080">
            <text:p>32080</text:p>
          </table:table-cell>
          <table:table-cell table:number-columns-repeated="8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formula="of:=[.C21]+[.B22]" office:value-type="float" office:value="32480">
            <text:p>32480</text:p>
          </table:table-cell>
          <table:table-cell/>
          <table:table-cell table:style-name="ce3" office:value-type="string">
            <text:p>Empresas (intervalos)</text:p>
          </table:table-cell>
          <table:table-cell table:style-name="ce3" office:value-type="string">
            <text:p><text:span text:style-name="T1"><text:s text:c="8"/></text:span><text:span text:style-name="T1">x</text:span><text:span text:style-name="T2">i</text:span></text:p>
          </table:table-cell>
          <table:table-cell table:style-name="ce5" office:value-type="string">
            <text:p><text:s/>Frec. Absolutas <text:s text:c="10"/></text:p>
          </table:table-cell>
          <table:table-cell table:style-name="ce3" office:value-type="string">
            <text:p>Frec. Acumuladas</text:p>
          </table:table-cell>
          <table:table-cell table:style-name="ce3" office:value-type="string">
            <text:p>Frec. Relativas</text:p>
          </table:table-cell>
          <table:table-cell table:style-name="ce3" office:value-type="string">
            <text:p>Frec. Relat. Acumuladas</text:p>
          </table:table-cell>
          <table:table-cell table:style-name="ce3" office:value-type="string">
            <text:p><text:s text:c="8"/>%</text:p>
          </table:table-cell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formula="of:=[.C22]+[.B23]" office:value-type="float" office:value="32860">
            <text:p>32860</text:p>
          </table:table-cell>
          <table:table-cell table:number-columns-repeated="8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formula="of:=[.C23]+[.B24]" office:value-type="float" office:value="33205">
            <text:p>33205</text:p>
          </table:table-cell>
          <table:table-cell/>
          <table:table-cell office:value-type="string">
            <text:p>&lt; 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.238">
            <text:p>0,238</text:p>
          </table:table-cell>
          <table:table-cell office:value-type="float" office:value="23.88">
            <text:p>23,88</text:p>
          </table:table-cell>
        </table:table-row>
        <table:table-row table:style-name="ro2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formula="of:=[.C24]+[.B25]" office:value-type="float" office:value="33544">
            <text:p>33544</text:p>
          </table:table-cell>
          <table:table-cell/>
          <table:table-cell office:value-type="string">
            <text:p>[50,250)</text:p>
          </table:table-cell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0.373">
            <text:p>0,373</text:p>
          </table:table-cell>
          <table:table-cell office:value-type="float" office:value="0.611">
            <text:p>0,611</text:p>
          </table:table-cell>
          <table:table-cell office:value-type="float" office:value="37.31">
            <text:p>37,31</text:p>
          </table:table-cell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formula="of:=[.C25]+[.B26]" office:value-type="float" office:value="33865">
            <text:p>33865</text:p>
          </table:table-cell>
          <table:table-cell/>
          <table:table-cell office:value-type="string">
            <text:p>[250,500)</text:p>
          </table:table-cell>
          <table:table-cell office:value-type="float" office:value="375">
            <text:p>375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0.149">
            <text:p>0,149</text:p>
          </table:table-cell>
          <table:table-cell office:value-type="float" office:value="0.761">
            <text:p>0,761</text:p>
          </table:table-cell>
          <table:table-cell office:value-type="float" office:value="14.92">
            <text:p>14,92</text:p>
          </table:table-cell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formula="of:=[.C26]+[.B27]" office:value-type="float" office:value="34130">
            <text:p>34130</text:p>
          </table:table-cell>
          <table:table-cell/>
          <table:table-cell office:value-type="string">
            <text:p>[500,750)</text:p>
          </table:table-cell>
          <table:table-cell office:value-type="float" office:value="625">
            <text:p>625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0.089">
            <text:p>0,089</text:p>
          </table:table-cell>
          <table:table-cell office:value-type="float" office:value="0.85">
            <text:p>0,85</text:p>
          </table:table-cell>
          <table:table-cell office:value-type="float" office:value="8.95">
            <text:p>8,95</text:p>
          </table:table-cell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formula="of:=[.C27]+[.B28]" office:value-type="float" office:value="34378">
            <text:p>34378</text:p>
          </table:table-cell>
          <table:table-cell/>
          <table:table-cell office:value-type="string">
            <text:p>[750,1000)</text:p>
          </table:table-cell>
          <table:table-cell office:value-type="float" office:value="875">
            <text:p>87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0.044">
            <text:p>0,044</text:p>
          </table:table-cell>
          <table:table-cell office:value-type="float" office:value="0.895">
            <text:p>0,895</text:p>
          </table:table-cell>
          <table:table-cell office:value-type="float" office:value="4.47">
            <text:p>4,47</text:p>
          </table:table-cell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formula="of:=[.C28]+[.B29]" office:value-type="float" office:value="34604">
            <text:p>34604</text:p>
          </table:table-cell>
          <table:table-cell/>
          <table:table-cell office:value-type="string">
            <text:p>&gt; 1000</text:p>
          </table:table-cell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0.104">
            <text:p>0,104</text:p>
          </table:table-cell>
          <table:table-cell office:value-type="float" office:value="1">
            <text:p>1</text:p>
          </table:table-cell>
          <table:table-cell office:value-type="float" office:value="10.44">
            <text:p>10,44</text:p>
          </table:table-cell>
        </table:table-row>
        <table:table-row table:style-name="ro1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table:formula="of:=[.C29]+[.B30]" office:value-type="float" office:value="34804">
            <text:p>34804</text:p>
          </table:table-cell>
          <table:table-cell table:number-columns-repeated="8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formula="of:=[.C30]+[.B31]" office:value-type="float" office:value="35003">
            <text:p>35003</text:p>
          </table:table-cell>
          <table:table-cell table:number-columns-repeated="8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formula="of:=[.C31]+[.B32]" office:value-type="float" office:value="35198">
            <text:p>35198</text:p>
          </table:table-cell>
          <table:table-cell table:number-columns-repeated="8"/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formula="of:=[.C32]+[.B33]" office:value-type="float" office:value="35388">
            <text:p>35388</text:p>
          </table:table-cell>
          <table:table-cell/>
          <table:table-cell table:style-name="ce3" office:value-type="string">
            <text:p>Moda= </text:p>
          </table:table-cell>
          <table:table-cell office:value-type="string">
            <text:p>[50,250)</text:p>
          </table:table-cell>
          <table:table-cell table:number-columns-repeated="5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formula="of:=[.C33]+[.B34]" office:value-type="float" office:value="35553">
            <text:p>35553</text:p>
          </table:table-cell>
          <table:table-cell/>
          <table:table-cell office:value-type="string">
            <text:p>(Es el intervalo con la frecuencia absoluta mayor)</text:p>
          </table:table-cell>
          <table:table-cell table:number-columns-repeated="6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formula="of:=[.C34]+[.B35]" office:value-type="float" office:value="35717">
            <text:p>35717</text:p>
          </table:table-cell>
          <table:table-cell table:number-columns-repeated="8"/>
        </table:table-row>
        <table:table-row table:style-name="ro3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formula="of:=[.C35]+[.B36]" office:value-type="float" office:value="35875">
            <text:p>35875</text:p>
          </table:table-cell>
          <table:table-cell/>
          <table:table-cell table:style-name="ce3" office:value-type="string">
            <text:p>Media=</text:p>
          </table:table-cell>
          <table:table-cell table:style-name="ce4" office:value-type="string">
            <text:p><text:span text:style-name="T3">25x16+150x25+375x10+625x6+875x3+2000x7</text:span> <text:span text:style-name="T4">/ </text:span><text:span text:style-name="T3">67 = 422,014</text:span></text:p>
          </table:table-cell>
          <table:table-cell table:number-columns-repeated="5"/>
        </table:table-row>
        <table:table-row table:style-name="ro1">
          <table:table-cell table:style-name="ce2" office:value-type="string">
            <text:p>Sant Joan de <text:s/>Labritja</text:p>
          </table:table-cell>
          <table:table-cell office:value-type="float" office:value="150">
            <text:p>150</text:p>
          </table:table-cell>
          <table:table-cell table:formula="of:=[.C36]+[.B37]" office:value-type="float" office:value="36025">
            <text:p>36025</text:p>
          </table:table-cell>
          <table:table-cell table:number-columns-repeated="8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formula="of:=[.C37]+[.B38]" office:value-type="float" office:value="36165">
            <text:p>36165</text:p>
          </table:table-cell>
          <table:table-cell/>
          <table:table-cell table:style-name="ce3" office:value-type="string">
            <text:p>Mediana=</text:p>
          </table:table-cell>
          <table:table-cell office:value-type="string">
            <text:p>P<text:span text:style-name="T5">50</text:span><text:span text:style-name="T5"> </text:span><text:span text:style-name="T6">= 50x67 / 100 = 33,5</text:span></text:p>
          </table:table-cell>
          <table:table-cell table:number-columns-repeated="5"/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formula="of:=[.C38]+[.B39]" office:value-type="float" office:value="36304">
            <text:p>36304</text:p>
          </table:table-cell>
          <table:table-cell table:number-columns-repeated="2"/>
          <table:table-cell office:value-type="string">
            <text:p>N2 = 41 &gt; 33,5 Por lo tanto la Mediana = 150 </text:p>
          </table:table-cell>
          <table:table-cell table:number-columns-repeated="5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formula="of:=[.C39]+[.B40]" office:value-type="float" office:value="36430">
            <text:p>36430</text:p>
          </table:table-cell>
          <table:table-cell table:number-columns-repeated="8"/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formula="of:=[.C40]+[.B41]" office:value-type="float" office:value="36546">
            <text:p>36546</text:p>
          </table:table-cell>
          <table:table-cell/>
          <table:table-cell table:style-name="ce3" office:value-type="string">
            <text:p>Primer Quartil=</text:p>
          </table:table-cell>
          <table:table-cell office:value-type="string">
            <text:p>25x67/100 = 16,75</text:p>
          </table:table-cell>
          <table:table-cell table:number-columns-repeated="5"/>
        </table:table-row>
        <table:table-row table:style-name="ro2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formula="of:=[.C41]+[.B42]" office:value-type="float" office:value="36662">
            <text:p>36662</text:p>
          </table:table-cell>
          <table:table-cell table:number-columns-repeated="2"/>
          <table:table-cell office:value-type="string">
            <text:p>N1 = 16 Por lo tanto el primer quartil es 25</text:p>
          </table:table-cell>
          <table:table-cell table:number-columns-repeated="5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formula="of:=[.C42]+[.B43]" office:value-type="float" office:value="36778">
            <text:p>36778</text:p>
          </table:table-cell>
          <table:table-cell table:number-columns-repeated="8"/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formula="of:=[.C43]+[.B44]" office:value-type="float" office:value="36874">
            <text:p>36874</text:p>
          </table:table-cell>
          <table:table-cell/>
          <table:table-cell table:style-name="ce3" office:value-type="string">
            <text:p>Tercer Quartil=</text:p>
          </table:table-cell>
          <table:table-cell office:value-type="string">
            <text:p>75x67/100 = 50,25</text:p>
          </table:table-cell>
          <table:table-cell table:number-columns-repeated="5"/>
        </table:table-row>
        <table:table-row table:style-name="ro2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formula="of:=[.C44]+[.B45]" office:value-type="float" office:value="36966">
            <text:p>36966</text:p>
          </table:table-cell>
          <table:table-cell table:number-columns-repeated="2"/>
          <table:table-cell office:value-type="string">
            <text:p>N3 = 51 &gt; 50,25 Por tanto el tercer quartil es 375</text:p>
          </table:table-cell>
          <table:table-cell table:number-columns-repeated="5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formula="of:=[.C45]+[.B46]" office:value-type="float" office:value="37056">
            <text:p>37056</text:p>
          </table:table-cell>
          <table:table-cell table:number-columns-repeated="8"/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formula="of:=[.C46]+[.B47]" office:value-type="float" office:value="37140">
            <text:p>37140</text:p>
          </table:table-cell>
          <table:table-cell table:number-columns-repeated="8"/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formula="of:=[.C47]+[.B48]" office:value-type="float" office:value="37213">
            <text:p>37213</text:p>
          </table:table-cell>
          <table:table-cell table:number-columns-repeated="8"/>
        </table:table-row>
        <table:table-row table:style-name="ro1">
          <table:table-cell office:value-type="string">
            <text:p>Valldemosa</text:p>
          </table:table-cell>
          <table:table-cell office:value-type="float" office:value="72">
            <text:p>72</text:p>
          </table:table-cell>
          <table:table-cell table:formula="of:=[.C48]+[.B49]" office:value-type="float" office:value="37285">
            <text:p>37285</text:p>
          </table:table-cell>
          <table:table-cell/>
          <table:table-cell>
            <draw:frame table:end-cell-address="Hoja1.J68" table:end-x="2.883cm" table:end-y="0.103cm" draw:z-index="0" draw:style-name="gr1" svg:width="15.999cm" svg:height="8.999cm" svg:x="2.436cm" svg:y="0.052cm">
              <draw:object draw:notify-on-update-of-ranges="Hoja1.E24:Hoja1.E24 Hoja1.E25:Hoja1.E29 Hoja1.G24:Hoja1.G24 Hoja1.G25:Hoja1.G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table:formula="of:=[.C49]+[.B50]" office:value-type="float" office:value="37355">
            <text:p>37355</text:p>
          </table:table-cell>
          <table:table-cell table:number-columns-repeated="8"/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formula="of:=[.C50]+[.B51]" office:value-type="float" office:value="37419">
            <text:p>37419</text:p>
          </table:table-cell>
          <table:table-cell table:number-columns-repeated="8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table:formula="of:=[.C51]+[.B52]" office:value-type="float" office:value="37472">
            <text:p>37472</text:p>
          </table:table-cell>
          <table:table-cell table:number-columns-repeated="8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formula="of:=[.C52]+[.B53]" office:value-type="float" office:value="37521">
            <text:p>37521</text:p>
          </table:table-cell>
          <table:table-cell table:number-columns-repeated="8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formula="of:=[.C53]+[.B54]" office:value-type="float" office:value="37567">
            <text:p>37567</text:p>
          </table:table-cell>
          <table:table-cell table:number-columns-repeated="8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formula="of:=[.C54]+[.B55]" office:value-type="float" office:value="37612">
            <text:p>37612</text:p>
          </table:table-cell>
          <table:table-cell table:number-columns-repeated="8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formula="of:=[.C55]+[.B56]" office:value-type="float" office:value="37649">
            <text:p>37649</text:p>
          </table:table-cell>
          <table:table-cell table:number-columns-repeated="8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formula="of:=[.C56]+[.B57]" office:value-type="float" office:value="37684">
            <text:p>37684</text:p>
          </table:table-cell>
          <table:table-cell table:number-columns-repeated="8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formula="of:=[.C57]+[.B58]" office:value-type="float" office:value="37716">
            <text:p>37716</text:p>
          </table:table-cell>
          <table:table-cell table:number-columns-repeated="8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formula="of:=[.C58]+[.B59]" office:value-type="float" office:value="37747">
            <text:p>37747</text:p>
          </table:table-cell>
          <table:table-cell table:number-columns-repeated="8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formula="of:=[.C59]+[.B60]" office:value-type="float" office:value="37774">
            <text:p>37774</text:p>
          </table:table-cell>
          <table:table-cell table:number-columns-repeated="8"/>
        </table:table-row>
        <table:table-row table:style-name="ro1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formula="of:=[.C60]+[.B61]" office:value-type="float" office:value="37800">
            <text:p>37800</text:p>
          </table:table-cell>
          <table:table-cell table:number-columns-repeated="8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formula="of:=[.C61]+[.B62]" office:value-type="float" office:value="37825">
            <text:p>37825</text:p>
          </table:table-cell>
          <table:table-cell table:number-columns-repeated="8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formula="of:=[.C62]+[.B63]" office:value-type="float" office:value="37848">
            <text:p>37848</text:p>
          </table:table-cell>
          <table:table-cell table:number-columns-repeated="8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formula="of:=[.C63]+[.B64]" office:value-type="float" office:value="37869">
            <text:p>37869</text:p>
          </table:table-cell>
          <table:table-cell table:number-columns-repeated="8"/>
        </table:table-row>
        <table:table-row table:style-name="ro1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table:formula="of:=[.C64]+[.B65]" office:value-type="float" office:value="37889">
            <text:p>37889</text:p>
          </table:table-cell>
          <table:table-cell table:number-columns-repeated="8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formula="of:=[.C65]+[.B66]" office:value-type="float" office:value="37905">
            <text:p>37905</text:p>
          </table:table-cell>
          <table:table-cell table:number-columns-repeated="8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formula="of:=[.C66]+[.B67]" office:value-type="float" office:value="37919">
            <text:p>37919</text:p>
          </table:table-cell>
          <table:table-cell table:number-columns-repeated="8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formula="of:=[.C67]+[.B68]" office:value-type="float" office:value="37931">
            <text:p>37931</text:p>
          </table:table-cell>
          <table:table-cell table:number-columns-repeated="8"/>
        </table:table-row>
        <table:table-row table:style-name="ro2">
          <table:table-cell/>
          <table:table-cell table:formula="of:=SUM([.B2:.B68])" office:value-type="float" office:value="37931">
            <text:p>37931</text:p>
          </table:table-cell>
          <table:table-cell table:number-columns-repeated="9"/>
        </table:table-row>
        <table:table-row table:style-name="ro2">
          <table:table-cell table:number-columns-repeated="4"/>
          <table:table-cell>
            <draw:frame table:end-cell-address="Hoja1.J90" table:end-x="2.849cm" table:end-y="0.165cm" draw:z-index="1" draw:style-name="gr1" svg:width="16.002cm" svg:height="9.006cm" svg:x="2.399cm" svg:y="0.192cm">
              <draw:object draw:notify-on-update-of-ranges="Hoja1.E24:Hoja1.E24 Hoja1.E25:Hoja1.E29 Hoja1.K24:Hoja1.K24 Hoja1.K25:Hoja1.K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Hoja1.A2:Hoja1.B68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19/03/2011</text:date>, <text:time>18:2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tziar Campo</meta:initial-creator>
    <meta:creation-date>2011-03-19T15:32:30.14</meta:creation-date>
    <dc:date>2011-03-19T18:26:36.52</dc:date>
    <dc:creator>Itziar Campo</dc:creator>
    <meta:editing-duration>PT1M50S</meta:editing-duration>
    <meta:editing-cycles>1</meta:editing-cycles>
    <meta:document-statistic meta:table-count="3" meta:cell-count="281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45cm" svg:y="0.316cm" chart:style-name="ch2">
          <text:p>Nº de empresas por municipio de las Islas Baleares (año 2009)</text:p>
        </chart:title>
        <chart:plot-area chart:style-name="ch3" table:cell-range-address="Hoja1.E24:Hoja1.E29 Hoja1.G24:Hoja1.G29" chart:data-source-has-labels="both" svg:x="1.783cm" svg:y="1.687cm" svg:width="13.629cm" svg:height="6.175cm">
          <chartooo:coordinate-region svg:x="2.404cm" svg:y="1.899cm" svg:width="13.008cm" svg:height="5.29cm"/>
          <chart:axis chart:dimension="x" chart:name="primary-x" chart:style-name="ch4">
            <chart:title svg:x="7.839cm" svg:y="8.043cm" chart:style-name="ch5">
              <text:p>Intervalos</text:p>
            </chart:title>
            <chart:categories table:cell-range-address="Hoja1.E25:Hoja1.E29"/>
          </chart:axis>
          <chart:axis chart:dimension="y" chart:name="primary-y" chart:style-name="ch6">
            <chart:title svg:x="0.876cm" svg:y="5.771cm" chart:style-name="ch7">
              <text:p>nº empresas</text:p>
            </chart:title>
            <chart:grid chart:style-name="ch8" chart:class="major"/>
          </chart:axis>
          <chart:series chart:style-name="ch9" chart:values-cell-range-address="Hoja1.G25:Hoja1.G29" chart:label-cell-address="Hoja1.G24:Hoja1.G2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</text:p>
                <draw:g>
                  <svg:desc>Hoja1.G24:Hoja1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50,250)</text:p>
                <draw:g>
                  <svg:desc>Hoja1.E25:Hoja1.E29</svg:desc>
                </draw:g>
              </table:table-cell>
              <table:table-cell office:value-type="float" office:value="25">
                <text:p>25</text:p>
                <draw:g>
                  <svg:desc>Hoja1.G25:Hoja1.G29</svg:desc>
                </draw:g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circle" chart:style-name="ch1">
        <chart:title svg:x="3.036cm" svg:y="0.316cm" chart:style-name="ch2">
          <text:p>Empresas por municipio Islas Baleares (año 2009)</text:p>
        </chart:title>
        <chart:legend chart:legend-position="end" svg:x="13.58cm" svg:y="3.243cm" chart:style-name="ch3"/>
        <chart:plot-area chart:style-name="ch4" table:cell-range-address="Hoja1.E24:Hoja1.E29 Hoja1.K24:Hoja1.K29" chart:data-source-has-labels="both" svg:x="3.077cm" svg:y="1.429cm" svg:width="7.365cm" svg:height="7.366cm">
          <chartooo:coordinate-region svg:x="3.078cm" svg:y="1.429cm" svg:width="7.364cm" svg:height="7.369cm"/>
          <chart:axis chart:dimension="x" chart:name="primary-x" chart:style-name="ch5">
            <chart:categories table:cell-range-address="Hoja1.E25:Hoja1.E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K25:Hoja1.K29" chart:label-cell-address="Hoja1.K24:Hoja1.K2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3,88</text:p>
                <draw:g>
                  <svg:desc>Hoja1.K24:Hoja1.K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50,250)</text:p>
                <draw:g>
                  <svg:desc>Hoja1.E25:Hoja1.E29</svg:desc>
                </draw:g>
              </table:table-cell>
              <table:table-cell office:value-type="float" office:value="37.31">
                <text:p>37.31</text:p>
                <draw:g>
                  <svg:desc>Hoja1.K25:Hoja1.K29</svg:desc>
                </draw:g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&gt; 1000</text:p>
              </table:table-cell>
              <table:table-cell office:value-type="float" office:value="10.44">
                <text:p>10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